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1/[.A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A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A3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4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5]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[.A6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[.A7]" office:value-type="float" office:value="0.015625" calcext:value-type="float">
            <text:p>0.0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39:05.048586935</meta:creation-date>
    <dc:date>2018-10-03T19:45:35.367164071</dc:date>
    <meta:editing-duration>PT6M30S</meta:editing-duration>
    <meta:editing-cycles>1</meta:editing-cycles>
    <meta:document-statistic meta:table-count="1" meta:cell-count="14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7" chart:data-source-has-labels="column" svg:x="1.279cm" svg:y="0.18cm" svg:width="14.401cm" svg:height="7.711cm">
          <chartooo:coordinate-region svg:x="2.006cm" svg:y="0.341cm" svg:width="13.487cm" svg:height="6.982cm"/>
          <chart:axis chart:dimension="x" chart:name="primary-x" chart:style-name="ch3" chartooo:axis-type="auto">
            <chartooo:date-scale/>
            <chart:title svg:x="7.258cm" svg:y="8.071cm" chart:style-name="ch4">
              <text:p>number of cores</text:p>
            </chart:title>
            <chart:categories table:cell-range-address="Sheet1.A1:Sheet1.A7"/>
          </chart:axis>
          <chart:axis chart:dimension="y" chart:name="primary-y" chart:style-name="ch3">
            <chart:title svg:x="0.451cm" svg:y="4.965cm" chart:style-name="ch5">
              <text:p>time fraction</text:p>
            </chart:title>
            <chart:grid chart:style-name="ch6" chart:class="major"/>
          </chart:axis>
          <chart:series chart:style-name="ch7" chart:values-cell-range-address="Sheet1.B1:Sheet1.B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7</svg:desc>
                </draw:g>
              </table:table-cell>
              <table:table-cell office:value-type="float" office:value="1">
                <text:p>1</text:p>
                <draw:g>
                  <svg:desc>Sheet1.B1:Sheet1.B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5625">
                <text:p>0.0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